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286cm" fo:margin-left="0cm" table:align="left"/>
    </style:style>
    <style:style style:name="Table1.A" style:family="table-column">
      <style:table-column-properties style:column-width="17.286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7.11cm" fo:margin-left="0cm" table:align="left"/>
    </style:style>
    <style:style style:name="Table2.A" style:family="table-column">
      <style:table-column-properties style:column-width="17.11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text-indent="-1.429cm" style:auto-text-indent="false"/>
      <style:text-properties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indent="-1.4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-1.4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-1.4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style:text-blinking="false" fo:background-color="transparent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38%" fo:text-indent="-1.429cm" style:auto-text-indent="false" fo:padding="0cm" fo:border="none" style:writing-mode="lr-tb"/>
      <style:text-properties fo:font-variant="normal" fo:text-transform="none" fo:color="#000000" style:text-line-through-style="none" style:text-line-through-type="none" fo:font-size="14pt" style:text-underline-style="none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8%" fo:text-indent="-1.429cm" style:auto-text-indent="false" fo:padding="0cm" fo:border="none" style:writing-mode="lr-tb"/>
      <style:text-properties fo:font-size="14pt" fo:font-weight="normal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margin-top="0cm" fo:margin-bottom="0.499cm" loext:contextual-spacing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fo:font-size="14pt" style:text-underline-style="none" style:text-blinking="false" fo:background-color="transparent" style:font-size-asian="14pt" style:font-size-complex="14p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tyle="normal" fo:font-weight="normal"/>
    </style:style>
    <style:style style:name="T3" style:family="text">
      <style:text-properties fo:font-weight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e2c6e3c-7fff-be6d-cd0c-7f91de6037dc"/>NPM is used to share code via packages. npmjs.com</text:p>
      <text:p text:style-name="P4">package(or module) contains : package.json file + js file</text:p>
      <text:p text:style-name="P7"> <text:span text:style-name="T2">Npm is a registry of all codes.</text:span></text:p>
      <text:p text:style-name="P4">3 types of code: Front end use download JQuery,</text:p>
      <text:p text:style-name="P4">THe one that gives us new commands for cmd line.</text:p>
      <text:p text:style-name="P4">With Node.js  as Npm is called Node package manager.</text:p>
      <text:p text:style-name="P1"/>
      <text:p text:style-name="P4">react download from nodejs.org</text:p>
      <text:p text:style-name="P4">node allows us to run javascript outside the browser.</text:p>
      <text:p text:style-name="P4">npm init   =&gt; start npm</text:p>
      <text:p text:style-name="P1"/>
      <text:p text:style-name="P8"><text:span text:style-name="T6">lodash</text:span><text:span text:style-name="T8"> </text:span><text:span text:style-name="T7">and </text:span><text:span text:style-name="T6">live-server</text:span><text:span text:style-name="T8"> </text:span><text:span text:style-name="T7">on NPM</text:span></text:p>
      <text:p text:style-name="P4">we can save a package locally or Globally</text:p>
      <text:p text:style-name="P8"><text:span text:style-name="T6">-g</text:span><text:span text:style-name="T8"> </text:span><text:span text:style-name="T7">means globally outside the folder of our project and on out terminal it can run</text:span></text:p>
      <text:p text:style-name="P1"/>
      <text:p text:style-name="P4">sudo npm install -g live-server</text:p>
      <text:p text:style-name="P4">live-server updates any change we make to our website and we dont need to update it again and again.</text:p>
      <text:p text:style-name="P1"/>
      <text:p text:style-name="P4">lodash website and documentation. </text:p>
      <text:p text:style-name="P5">npm install lodash</text:p>
      <text:p text:style-name="P1"/>
      <text:p text:style-name="P4">sudo npm install -g browerify</text:p>
      <text:p text:style-name="P4">var _ require(‘lodash’)</text:p>
      <text:p text:style-name="P7"> </text:p>
      <text:p text:style-name="P4">===================================== </text:p>
      <text:p text:style-name="P2"><text:line-break/></text:p>
      <text:p text:style-name="P4">React :</text:p>
      <text:p text:style-name="P4">Before react there was Jquery. It was created at Facebook. </text:p>
      <text:p text:style-name="P4">React creates a virtual Dom. Multiple developers can work simultaneously</text:p>
      <text:p text:style-name="P4">Put the ingredients and the bread is auto made</text:p>
      <text:p text:style-name="P4"><text:soft-page-break/>create-react-app creates an infrastructure for us</text:p>
      <text:p text:style-name="P4">sudo npm install -g create-react-app</text:p>
      <text:p text:style-name="P4">create-react-app myrobo</text:p>
      <text:p text:style-name="P1"/>
      <text:p text:style-name="P4">============== </text:p>
      <text:p text:style-name="P4">DOM</text:p>
      <text:p text:style-name="P4">In the Console windos of Chrome::</text:p>
      <text:p text:style-name="P4">window.alert(“Hiiii”) </text:p>
      <text:p text:style-name="P4">creates a small alert box with the entered text.</text:p>
      <text:p text:style-name="P4">document.write (“HI”)   =&gt; writes on the page the text.</text:p>
      <text:p text:style-name="P1"/>
      <text:p text:style-name="P4">alert(“aaaa”);     =&gt; also does the same output</text:p>
      <text:p text:style-name="P1"/>
      <text:p text:style-name="P4">Document is a property of the Window.</text:p>
      <text:p text:style-name="P1"/>
      <text:p text:style-name="P4">A web browser has a window object that has a property document</text:p>
      <text:p text:style-name="P4">that specifies what should get displayed.</text:p>
      <text:p text:style-name="P4">To decide what should get displayed the DOM reads the HTML + CSS file</text:p>
      <text:p text:style-name="P4">&amp; then Javascript is read line by line in a Engine like V8 in chrome, </text:p>
      <text:p text:style-name="P3"/>
      <text:p text:style-name="P4">DOM selectors:</text:p>
      <text:p text:style-name="P1"/>
      <text:p text:style-name="P5">document.getElementsByTagName(“”);</text:p>
      <text:p text:style-name="P6">here we can select the H1 tag or any other tag</text:p>
      <text:p text:style-name="P1"/>
      <text:p text:style-name="P5">document.getElementsByClassName(“”);</text:p>
      <text:p text:style-name="P5">document.getElementById(“”);</text:p>
      <text:p text:style-name="P1"/>
      <text:p text:style-name="P5">document.querySelector(“h1”);</text:p>
      <text:p text:style-name="P6">we can also select “li” or “p”</text:p>
      <text:p text:style-name="P1"/>
      <text:p text:style-name="P5"><text:soft-page-break/>document.querySelectorAll(“li”);</text:p>
      <text:p text:style-name="P6">selects all the “li” in the list</text:p>
      <text:p text:style-name="P1"/>
      <text:p text:style-name="P5">document.getAttribute();</text:p>
      <text:p text:style-name="P6">we need to store the attribute somewhere.</text:p>
      <text:p text:style-name="P6">e.g i need to see the width and heigth of an image</text:p>
      <text:p text:style-name="P4"/>
      <text:p text:style-name="P1"/>
      <text:p text:style-name="P5">document.setAttribute();</text:p>
      <text:p text:style-name="P1"/>
      <text:p text:style-name="P5">====</text:p>
      <text:p text:style-name="P4">we can also change the style of something.</text:p>
      <text:p text:style-name="P1"/>
      <text:p text:style-name="P5">document.querySelector(“h1”).style.background=”yellow”;</text:p>
      <text:p text:style-name="P1"/>
      <text:p text:style-name="P6">this is like inline styling</text:p>
      <text:p text:style-name="P4">-----------</text:p>
      <text:p text:style-name="P4">we can also add , remove items in a class.</text:p>
      <text:p text:style-name="P4">document.querySelector(“li”).classList;  =&gt; to check</text:p>
      <text:p text:style-name="P4">document.querySelector(“li”).classList.add(“first”);</text:p>
      <text:p text:style-name="P1"/>
      <text:p text:style-name="P4">document.querySelector(“li”).classList.remove(“first”);</text:p>
      <text:p text:style-name="P4">=========== </text:p>
      <text:p text:style-name="P1"/>
      <text:p text:style-name="P4">className   =&gt; Best</text:p>
      <text:p text:style-name="P4">classList      =&gt; Best</text:p>
      <text:p text:style-name="P1"/>
      <text:p text:style-name="P4">classList.add</text:p>
      <text:p text:style-name="P4">classList.remove</text:p>
      <text:p text:style-name="P4">classList.toggle  =&gt; used if we have boolean values that we can shuffle.</text:p>
      <text:p text:style-name="P1"/>
      <text:p text:style-name="P4"><text:soft-page-break/>We can also find the ParentElement and Children  </text:p>
      <text:p text:style-name="P1"/>
      <text:p text:style-name="P5">document.querySelectorAll(“l1”)[1].parentElement;</text:p>
      <text:p text:style-name="P6">by this we can find the parent and parent of this one and might reach to the body element</text:p>
      <text:p text:style-name="P6">or we can all check other elements that this list has by going to parent query and then child.</text:p>
      <text:p text:style-name="P5">e.g. </text:p>
      <text:p text:style-name="P8"><text:span text:style-name="T6">document.querySelectorAll(“l1”)[1].parentElement</text:span><text:span text:style-name="T7">.parentElement.children;</text:span></text:p>
      <text:p text:style-name="P1"/>
      <text:p text:style-name="P6">2 times parentElement takes us to the Body and then Children shows all the elements inside.</text:p>
      <text:p text:style-name="P1"/>
      <text:p text:style-name="P4">We can also save the query in a variable</text:p>
      <text:p text:style-name="P4">var h1 = document.querySelector(“h1”);</text:p>
      <text:p text:style-name="P4">================= </text:p>
      <text:p text:style-name="P1"/>
      <text:p text:style-name="P4">EVENTS</text:p>
      <text:p text:style-name="P1"/>
      <text:p text:style-name="P4">We can listen to the Browser events, what is the user doing </text:p>
      <text:p text:style-name="P4">developer.mozilla.org/en-US/docs/Web/Events</text:p>
      <text:p text:style-name="P1"/>
      <text:p text:style-name="P4">we mostly use the CLICK event . we can also console.log if user clicks on out button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To insert button</text:p>
            <text:p text:style-name="P11">&lt;button&gt;CLick Here! &lt;/button&gt;</text:p>
          </table:table-cell>
        </table:table-row>
      </table:table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var button = document.getElementsByTagName(“button”)[0];</text:p>
            <text:p text:style-name="P10"/>
            <text:p text:style-name="P11">button.addEventListener(“click”, function() {</text:p>
            <text:p text:style-name="P12">                 <text:span text:style-name="T2">console.log(“CLICK!!”);</text:span></text:p>
            <text:p text:style-name="P12"><text:soft-page-break/>  <text:span text:style-name="T2">} )</text:span></text:p>
          </table:table-cell>
        </table:table-row>
      </table:table>
      <text:p text:style-name="P1"/>
      <text:p text:style-name="P4">we have other events like mouse view, mouse over, mousemove, mousedown etc</text:p>
      <text:p text:style-name="P4">click, dblclick, keypress.</text:p>
      <text:p text:style-name="P4">Keyboard events</text:p>
      <text:p text:style-name="P1"/>
      <text:p text:style-name="P3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7:49:47.209327276</meta:creation-date>
    <dc:date>2019-02-06T17:51:07.911617518</dc:date>
    <meta:editing-duration>PT1M22S</meta:editing-duration>
    <meta:editing-cycles>1</meta:editing-cycles>
    <meta:document-statistic meta:table-count="2" meta:image-count="0" meta:object-count="0" meta:page-count="5" meta:paragraph-count="92" meta:word-count="521" meta:character-count="3571" meta:non-whitespace-character-count="3086"/>
    <meta:generator>LibreOffice/6.0.7.3$Linux_X86_64 LibreOffice_project/00m0$Build-3</meta:generator>
  </office:meta>
</office:document-meta>
</file>